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office:value-type="string">
            <text:p>Princess</text:p>
          </table:table-cell>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19T15:42:00+02:00</meta:creation-date>
    <dc:date>2020-04-19T15:42:00+02:00</dc:date>
    <dc:title>Untitled Spreadsheet</dc:title>
    <dc:description/>
    <dc:subject/>
    <meta:keyword/>
    <meta:user-defined meta:name="Company">Microsoft Corporation</meta:user-defined>
    <meta:user-defined meta:name="category"/>
  </office:meta>
</office:document-meta>
</file>